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officeooo:paragraph-rsid="00559e00"/>
    </style:style>
    <style:style style:name="P5" style:family="paragraph" style:parent-style-name="Standard">
      <style:paragraph-properties fo:text-align="center" style:justify-single-word="false"/>
      <style:text-properties style:font-name="DejaVu Math TeX Gyre" officeooo:rsid="00186cfc" officeooo:paragraph-rsid="00186cfc"/>
    </style:style>
    <style:style style:name="P6" style:family="paragraph" style:parent-style-name="Standard">
      <style:paragraph-properties fo:text-align="center" style:justify-single-word="false"/>
      <style:text-properties style:font-name="DejaVu Math TeX Gyre" fo:font-size="14pt" fo:font-weight="bold" officeooo:rsid="00186cfc" officeooo:paragraph-rsid="00186cf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2735b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55527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6149f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2735b3" officeooo:paragraph-rsid="0074094c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7c76b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47c76b" officeooo:paragraph-rsid="004e3007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5112cb" officeooo:paragraph-rsid="005112cb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DejaVu Math TeX Gyre" fo:font-weight="bold" officeooo:rsid="00186cfc" officeooo:paragraph-rsid="00186cfc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DejaVu Math TeX Gyre" fo:font-weight="bold" officeooo:rsid="00196472" officeooo:paragraph-rsid="00196472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2d3904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DejaVu Math TeX Gyre" fo:font-weight="bold" officeooo:rsid="001bbb09" officeooo:paragraph-rsid="0074094c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DejaVu Math TeX Gyre" fo:font-weight="normal" officeooo:rsid="00186cfc" officeooo:paragraph-rsid="00186cfc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DejaVu Math TeX Gyre" fo:font-weight="normal" officeooo:rsid="00196472" officeooo:paragraph-rsid="00196472" style:font-weight-asian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DejaVu Math TeX Gyre" fo:font-weight="normal" officeooo:rsid="00202d37" officeooo:paragraph-rsid="001f302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DejaVu Math TeX Gyre" fo:font-weight="normal" officeooo:rsid="0028ac3c" officeooo:paragraph-rsid="0074094c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02d37" officeooo:paragraph-rsid="001f3025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8ac3c" officeooo:paragraph-rsid="0074094c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2a52c0" officeooo:paragraph-rsid="0074094c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DejaVu Math TeX Gyre" fo:font-size="12pt" fo:font-weight="normal" officeooo:rsid="00186cfc" officeooo:paragraph-rsid="003843ac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DejaVu Math TeX Gyre" fo:font-size="12pt" officeooo:paragraph-rsid="00186cfc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186cfc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DejaVu Math TeX Gyre" fo:font-size="12pt" fo:font-weight="bold" officeooo:rsid="00186cfc" officeooo:paragraph-rsid="003843ac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47c76b" officeooo:paragraph-rsid="0047c76b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2735b3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5112cb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2735b3" officeooo:paragraph-rsid="0074094c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1bbb09" officeooo:paragraph-rsid="0074094c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DejaVu Math TeX Gyre" fo:font-size="12pt" fo:font-weight="bold" officeooo:rsid="005112cb" officeooo:paragraph-rsid="005112cb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DejaVu Math TeX Gyre" officeooo:paragraph-rsid="00196472"/>
    </style:style>
    <style:style style:name="P36" style:family="paragraph" style:parent-style-name="Header">
      <style:text-properties style:font-name="TeX Gyre DejaVu Math"/>
    </style:style>
    <style:style style:name="P37" style:family="paragraph" style:parent-style-name="Standard">
      <style:paragraph-properties fo:text-align="justify" style:justify-single-word="false"/>
      <style:text-properties style:font-name="DejaVu Math TeX Gyre" fo:font-weight="bold" officeooo:rsid="00196472" officeooo:paragraph-rsid="00196472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74094c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DejaVu Math TeX Gyre" fo:font-size="14pt" fo:font-weight="bold" officeooo:rsid="001bbb09" officeooo:paragraph-rsid="00745ad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DejaVu Math TeX Gyre" fo:font-size="12pt" fo:font-weight="normal" officeooo:rsid="0052a30f" officeooo:paragraph-rsid="005112cb" style:font-size-asian="12pt" style:font-weight-asian="normal" style:font-size-complex="12pt" style:font-weight-complex="normal"/>
    </style:style>
    <style:style style:name="T1" style:family="text">
      <style:text-properties officeooo:rsid="0057099e"/>
    </style:style>
    <style:style style:name="T2" style:family="text">
      <style:text-properties style:font-name="TeX Gyre DejaVu Math" fo:font-size="9.75pt" fo:font-style="normal" style:font-style-asian="normal" style:font-style-complex="normal"/>
    </style:style>
    <style:style style:name="T3" style:family="text">
      <style:text-properties style:font-name="TeX Gyre DejaVu Math" fo:font-size="9.69999980926514pt" style:font-size-asian="9.69999980926514pt" style:font-size-complex="9.699999809265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843ac" style:font-weight-asian="bold" style:font-weight-complex="bold"/>
    </style:style>
    <style:style style:name="T6" style:family="text">
      <style:text-properties fo:font-weight="bold" officeooo:rsid="00186cfc" style:font-weight-asian="bold" style:font-weight-complex="bold"/>
    </style:style>
    <style:style style:name="T7" style:family="text">
      <style:text-properties fo:font-weight="bold" officeooo:rsid="00196472" style:font-weight-asian="bold" style:font-weight-complex="bold"/>
    </style:style>
    <style:style style:name="T8" style:family="text">
      <style:text-properties fo:font-weight="bold" officeooo:rsid="0074094c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4c24d2" style:font-size-asian="14pt" style:font-size-complex="14pt"/>
    </style:style>
    <style:style style:name="T11" style:family="text">
      <style:text-properties fo:font-size="12pt" style:font-size-asian="10.5pt" style:font-size-complex="12pt"/>
    </style:style>
    <style:style style:name="T12" style:family="text">
      <style:text-properties fo:font-size="12pt" officeooo:rsid="0053e8a8" style:font-size-asian="10.5pt" style:font-size-complex="12pt"/>
    </style:style>
    <style:style style:name="T13" style:family="text">
      <style:text-properties fo:font-size="12pt" officeooo:rsid="00668fab" style:font-size-asian="10.5pt" style:font-size-complex="12pt"/>
    </style:style>
    <style:style style:name="T14" style:family="text">
      <style:text-properties fo:font-size="12pt" fo:font-weight="normal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02d37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28ac3c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53e8a8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559e00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57099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6149f4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6848d8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745ad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4e3007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52a30f" style:font-size-asian="12pt" style:font-weight-asian="normal" style:font-size-complex="12pt" style:font-weight-complex="normal"/>
    </style:style>
    <style:style style:name="T26" style:family="text">
      <style:text-properties fo:font-size="12pt" fo:font-style="italic" fo:font-weight="normal" officeooo:rsid="00202d37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2a52c0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53e8a8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54acbc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officeooo:rsid="002a52c0"/>
    </style:style>
    <style:style style:name="T31" style:family="text">
      <style:text-properties officeooo:rsid="002c29aa"/>
    </style:style>
    <style:style style:name="T32" style:family="text">
      <style:text-properties officeooo:rsid="00311ef1"/>
    </style:style>
    <style:style style:name="T33" style:family="text">
      <style:text-properties officeooo:rsid="0035522e"/>
    </style:style>
    <style:style style:name="T34" style:family="text">
      <style:text-properties officeooo:rsid="0039d919"/>
    </style:style>
    <style:style style:name="T35" style:family="text">
      <style:text-properties officeooo:rsid="004a7cea"/>
    </style:style>
    <style:style style:name="T36" style:family="text">
      <style:text-properties officeooo:rsid="004e3007"/>
    </style:style>
    <style:style style:name="T37" style:family="text">
      <style:text-properties officeooo:rsid="0053e8a8"/>
    </style:style>
    <style:style style:name="T38" style:family="text">
      <style:text-properties officeooo:rsid="00555274"/>
    </style:style>
    <style:style style:name="T39" style:family="text">
      <style:text-properties officeooo:rsid="005bd56a"/>
    </style:style>
    <style:style style:name="T40" style:family="text">
      <style:text-properties officeooo:rsid="005d2dfd"/>
    </style:style>
    <style:style style:name="T41" style:family="text">
      <style:text-properties officeooo:rsid="006149f4"/>
    </style:style>
    <style:style style:name="T42" style:family="text">
      <style:text-properties officeooo:rsid="00629bc8"/>
    </style:style>
    <style:style style:name="T43" style:family="text">
      <style:text-properties officeooo:rsid="00637457"/>
    </style:style>
    <style:style style:name="T44" style:family="text">
      <style:text-properties officeooo:rsid="00735bcb"/>
    </style:style>
    <style:style style:name="T45" style:family="text">
      <style:text-properties officeooo:rsid="0074094c"/>
    </style:style>
    <style:style style:name="T46" style:family="text">
      <style:text-properties officeooo:rsid="00742ff8"/>
    </style:style>
    <style:style style:name="T47" style:family="text">
      <style:text-properties fo:font-weight="normal" officeooo:rsid="00745ad0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7">SSC0103-1 - Programação Orientada a Objetos</text:p>
      <text:p text:style-name="P5"/>
      <text:p text:style-name="P5"/>
      <text:p text:style-name="P5"/>
      <text:p text:style-name="P5"/>
      <text:p text:style-name="P6"><text:span text:style-name="T44">RELATÓRIO DE CONSTRUÇÃO DO </text:span>A<text:span text:style-name="T45">­</text:span>PLICATIVO <text:span text:style-name="T33">DESKTOP</text:span> PARA <text:span text:style-name="T33">ADOÇÃO DE <text:s text:c="2"/>ANIMAIS - ADOPET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8"/>
      <text:p text:style-name="P18"/>
      <text:p text:style-name="P18"/>
      <text:p text:style-name="P18"/>
      <text:p text:style-name="P18"/>
      <text:p text:style-name="P18"><text:span text:style-name="T34">Alunos</text:span>: </text:p>
      <text:p text:style-name="P26"><text:span text:style-name="T6">Mateus Prado Santos – </text:span><text:span text:style-name="T4">10851707</text:span></text:p>
      <text:p text:style-name="P27">Matheus Lopes Rigato – 10260462</text:p>
      <text:p text:style-name="P27">Matheus Tomieiro de Oliveira – 10734630</text:p>
      <text:p text:style-name="P27">Victor Vieira Custodio Reis - 10734686</text:p>
      <text:p text:style-name="P28"/>
      <text:p text:style-name="P25"><text:span text:style-name="T4">Professo</text:span><text:span text:style-name="T5">r:</text:span><text:span text:style-name="T4"> Dr. Márcio Delamar</text:span><text:span text:style-name="T5">o</text:span></text:p>
      <text:p text:style-name="P25"><text:span text:style-name="T5">P</text:span><text:span text:style-name="T4">A</text:span><text:span text:style-name="T5">E: </text:span><text:span text:style-name="T4">Claudinei Jr e Misael Jr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<text:span text:style-name="T43">MAIO</text:span>/201<text:span text:style-name="T42">9</text:span></text:p>
      <text:p text:style-name="P14"/>
      <text:p text:style-name="P15"><text:span text:style-name="T9">R</text:span><text:span text:style-name="T10">esumo</text:span></text:p>
      <text:p text:style-name="P15"><text:tab/></text:p>
      <text:p text:style-name="P35"><text:span text:style-name="T7"><text:tab/></text:span><text:span text:style-name="T8">Durante o construção do aplicativo, foram tomadas decisões importantes acerca de facilidade e comodidade para o usuário se relacionar com o programa. O resultado foi um programa esteticamente amigável, com praticidade de uso e com funções essenciais na hora de adotar um pet, tais como informações claras do anunciante, telas simples para escolha de pets, e principalmente, um chat para comunicação entre anunciante e usuário.</text:span></text:p>
      <text:p text:style-name="P20"/>
      <text:p text:style-name="P11"><text:span text:style-name="T45">1</text:span>.0) <text:span text:style-name="T35">Aplicação</text:span></text:p>
      <text:p text:style-name="P29"/>
      <text:p text:style-name="P12"><text:tab/><text:span text:style-name="T23">Á</text:span><text:span text:style-name="T24">rea: Causa animal.</text:span></text:p>
      <text:p text:style-name="P22"><text:tab/><text:span text:style-name="T36">Projeto: Implementação de aplicativo com plataforma de auxilio na doação de animais.</text:span></text:p>
      <text:p text:style-name="P7"/>
      <text:p text:style-name="P38">1.0) Decisões iniciais do projeto</text:p>
      <text:p text:style-name="P39"><text:tab/></text:p>
      <text:p text:style-name="P10"/>
      <text:p text:style-name="P10"><text:span text:style-name="T45">2.</text:span>0) Objetivo<text:span text:style-name="T30">s principais</text:span></text:p>
      <text:p text:style-name="P32"/>
      <text:p text:style-name="P17"><text:span text:style-name="T15"><text:tab/></text:span><text:span text:style-name="T17">Os objetivos centrais</text:span><text:span text:style-name="T16"> nesse projeto são: </text:span></text:p>
      <text:p text:style-name="P23"><text:tab/>a) O desenvolvimento de um <text:span text:style-name="T37">programa para auxilio na adoção de animais</text:span>; </text:p>
      <text:p text:style-name="P23"><text:tab/>b) <text:span text:style-name="T37">Criação de um interface amigável que conte com fotos e boas descrições</text:span>; </text:p>
      <text:p text:style-name="P21"><text:span text:style-name="T11"><text:tab/>c) </text:span><text:span text:style-name="T12">P</text:span><text:span text:style-name="T11">ossibilidade de monitoramento </text:span><text:span text:style-name="T12">das adoções, sempre </text:span><text:span text:style-name="T13">em </text:span><text:span text:style-name="T12">busca </text:span><text:span text:style-name="T13">da </text:span><text:span text:style-name="T12">obtenção de dados positivos</text:span><text:span text:style-name="T11">.</text:span></text:p>
      <text:p text:style-name="P24"><text:tab/>Com isso, espera-se atingir uma <text:span text:style-name="T37">quantidade</text:span> <text:span text:style-name="T32">efetiva de adoções.</text:span></text:p>
      <text:p text:style-name="P33"/>
      <text:p text:style-name="P7"/>
      <text:p text:style-name="P13">3.0) Descrição e <text:span text:style-name="T45">resultados</text:span></text:p>
      <text:p text:style-name="P34"><text:tab/></text:p>
      <text:p text:style-name="P34"><text:tab/><text:span text:style-name="T45">Maior parte… escrever sobre o FX, BD etc etc (Deixa pra mim dps)</text:span></text:p>
      <text:p text:style-name="P13"><text:tab/>/* <text:span text:style-name="T23">O programa deve conter uma interface amigável que permita ao usuário encontrar fotos e informações sobre os animais disponíveis para a adoção, anunciar animais e entrar em contatos com ONGs. </text:span><text:span text:style-name="T25">Também conterá um sistema de mensagens que visa facilitar a comunicação descrita anteriormente. Nós do projeto acreditamos fielmente que com toda a ajuda possível na produção de conteúdo e auxilio comunicativo, principalmente no ato da adoção, o quadro de abandono será expressivamente diminuído ao longo dos anos, sempre desejando a extinção desse tipo de situação.</text:span></text:p>
      <text:p text:style-name="P40">*/</text:p>
      <text:p text:style-name="P31"/>
      <text:p text:style-name="P31"/>
      <text:p text:style-name="P30"/>
      <text:p text:style-name="P30"/>
      <text:p text:style-name="P30"><text:soft-page-break/></text:p>
      <text:p text:style-name="P30"/>
      <text:p text:style-name="P7"><text:span text:style-name="T39">5.</text:span>0) M<text:span text:style-name="T31">é</text:span>todos</text:p>
      <text:p text:style-name="P22"/>
      <text:p text:style-name="P22"><text:tab/><text:span text:style-name="T45">BASICAMENTE SÓ REAFIRMAR KKKK A GENTE EH FODA...</text:span></text:p>
      <text:p text:style-name="P16"><text:span text:style-name="T15"><text:tab/></text:span><text:span text:style-name="T26">*</text:span><text:span text:style-name="T27">O aplicativo será </text:span><text:span text:style-name="T28">construído</text:span><text:span text:style-name="T27"> em </text:span><text:span text:style-name="T28">linguagem Java</text:span><text:span text:style-name="T27">. </text:span><text:span text:style-name="T28">Contará com um banco de dados usando mySQL.</text:span><text:span text:style-name="T27"> O uso da linguagem </text:span><text:span text:style-name="T28">Java</text:span><text:span text:style-name="T27"> se torna interessante </text:span><text:span text:style-name="T28">visto </text:span><text:span text:style-name="T27">que apresenta potencial </text:span><text:span text:style-name="T28">estabilidade na construção de aplicações </text:span><text:span text:style-name="T29">e uma ampla gama de funcionalidades essenciais para a criação desse tipo de programa</text:span><text:span text:style-name="T27">. *</text:span></text:p>
      <text:p text:style-name="P22"/>
      <text:p text:style-name="P22"/>
      <text:p text:style-name="P22"/>
      <text:p text:style-name="P8"><text:span text:style-name="T40">6.</text:span>0) <text:span text:style-name="T38">Funcionalidades desenvolvidas</text:span></text:p>
      <text:p text:style-name="P8"><text:tab/>/* <text:span text:style-name="T45">TAMBEM SO REAFIRMAR E TIRAR FILTRO E PESQUISA</text:span></text:p>
      <text:p text:style-name="P8"><text:span text:style-name="T14"><text:tab/></text:span><text:span text:style-name="T18">Temos como funcionalidades principais e essenciais da aplicação:</text:span></text:p>
      <text:p text:style-name="P9"><text:span text:style-name="T18"><text:tab/></text:span><text:span text:style-name="T20">a) Sistema de cadastro de usuários para possibilitar a adoção, assim como o anúncio de animais;</text:span></text:p>
      <text:p text:style-name="P9"><text:span text:style-name="T18"><text:tab/></text:span><text:span text:style-name="T20">b</text:span><text:span text:style-name="T18">) </text:span><text:span text:style-name="T19">Vi</text:span><text:span text:style-name="T21">s</text:span><text:span text:style-name="T19">ualização de fotos e informações sobre os animais disponíveis para adoção;</text:span></text:p>
      <text:p text:style-name="P8"><text:span text:style-name="T19"><text:tab/></text:span><text:span text:style-name="T20">c</text:span><text:span text:style-name="T19">) Chat que possibilita contato entre o usuário que deseja a adoção e o usuário que a promove, bem como o contato com ONGs;</text:span></text:p>
      <text:p text:style-name="P8"><text:span text:style-name="T19"><text:tab/></text:span><text:span text:style-name="T20">d</text:span><text:span text:style-name="T19">) Caixa de pesquisa com uso de filtros para melhor se adequar às possibilidades </text:span><text:span text:style-name="T21">de </text:span><text:span text:style-name="T19">cada usuário.</text:span></text:p>
      <text:p text:style-name="P22"><text:tab/><text:span text:style-name="T41">e) Janela informativa do porquê a adoção é importa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Math TeX Gyre" svg:font-family="'DejaVu Math TeX Gyre'" style:font-pitch="variable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11.25pt"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TeX Gyre DejaVu Math" fo:font-size="9.75pt" fo:font-style="normal" style:font-style-asian="normal" style:font-style-complex="normal"/>
    </style:style>
    <style:style style:name="MP3" style:family="paragraph" style:parent-style-name="Header">
      <style:text-properties style:font-name="TeX Gyre DejaVu Math"/>
    </style:style>
    <style:style style:name="MP4" style:family="paragraph" style:parent-style-name="Standard">
      <style:paragraph-properties fo:text-align="center" style:justify-single-word="false"/>
      <style:text-properties style:font-name="TeX Gyre DejaVu Math" fo:font-size="9.75pt" fo:font-style="normal" officeooo:paragraph-rsid="00559e00" style:font-style-asian="normal" style:font-style-complex="normal"/>
    </style:style>
    <style:style style:name="MP5" style:family="paragraph" style:parent-style-name="Standard">
      <style:paragraph-properties fo:text-align="center" style:justify-single-word="false"/>
      <style:text-properties officeooo:paragraph-rsid="00559e00"/>
    </style:style>
    <style:style style:name="MT1" style:family="text">
      <style:text-properties officeooo:rsid="0057099e"/>
    </style:style>
    <style:style style:name="MT2" style:family="text">
      <style:text-properties style:font-name="TeX Gyre DejaVu Math" fo:font-size="9.75pt" fo:font-style="normal" style:font-style-asian="normal" style:font-style-complex="normal"/>
    </style:style>
    <style:style style:name="MT3" style:family="text">
      <style:text-properties style:font-name="TeX Gyre DejaVu Math" fo:font-size="9.69999980926514pt" style:font-size-asian="9.69999980926514pt" style:font-size-complex="9.69999980926514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362in" fo:margin-left="0in" fo:margin-right="0in" fo:margin-bottom="0.1965in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Index">
      <style:header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>
      <style:header-first>
        <text:p text:style-name="MP1">Instituto de Ciências Matemáticas e de Computação</text:p>
        <text:p text:style-name="MP1">Departamento de <text:span text:style-name="MT1">Sistemas</text:span> de Computação</text:p>
        <text:p text:style-name="MP1">Universidade de São Paulo</text:p>
        <text:p text:style-name="MP4">Av. Trabalhador São-carlense, 400, Caixa Postal 668 - CEP 13560-970 - São Carlos/SP</text:p>
        <text:p text:style-name="MP5"><text:span text:style-name="MT2">Fone </text:span><text:span text:style-name="MT3">(16) 3373-9700</text:span></text:p>
        <text:p text:style-name="MP3"/>
      </style:header-first>
      <style:header-left>
        <text:p text:style-name="MP1">Instituto de Ciências Matemáticas e de Computação</text:p>
        <text:p text:style-name="MP1">Departamento de Ciências de Computação e Estatística</text:p>
        <text:p text:style-name="MP1">Universidade de São Paulo</text:p>
        <text:p text:style-name="MP2">Av. Trabalhador São-carlense, 400, Caixa Postal 668 - CEP 13560-970 - São Carlos/SP - Fone (016)273-9671 - Fax (016)273-9751</text:p>
        <text:p text:style-name="MP3"/>
      </style:head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03:26:20.537536849</meta:creation-date>
    <dc:date>2019-06-21T17:02:39.744740868</dc:date>
    <meta:editing-duration>PT2H53M39S</meta:editing-duration>
    <meta:editing-cycles>62</meta:editing-cycles>
    <meta:generator>LibreOffice/6.0.7.3$Linux_X86_64 LibreOffice_project/00m0$Build-3</meta:generator>
    <meta:document-statistic meta:table-count="0" meta:image-count="0" meta:object-count="0" meta:page-count="3" meta:paragraph-count="53" meta:word-count="559" meta:character-count="3628" meta:non-whitespace-character-count="3088"/>
  </office:meta>
</office:document-meta>
</file>